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2" style:family="paragraph"/>
    <style:style style:name="P7" style:parent-style-name="Standard" style:list-style-name="LFO3" style:family="paragraph"/>
    <style:style style:name="P8" style:parent-style-name="PreformattedText" style:list-style-name="LFO4" style:family="paragraph"/>
    <style:style style:name="P9" style:parent-style-name="PreformattedText" style:list-style-name="LFO4" style:family="paragraph"/>
    <style:style style:name="P10" style:parent-style-name="PreformattedText" style:list-style-name="LFO4" style:family="paragraph"/>
    <style:style style:name="P11" style:parent-style-name="PreformattedText" style:list-style-name="LFO4" style:family="paragraph"/>
    <style:style style:name="P12" style:parent-style-name="Standard" style:list-style-name="LFO5" style:family="paragraph"/>
    <style:style style:name="P13" style:parent-style-name="Standard" style:list-style-name="LFO5" style:family="paragraph"/>
    <style:style style:name="P14" style:parent-style-name="Standard" style:list-style-name="LFO5" style:family="paragraph"/>
    <style:style style:name="P15" style:parent-style-name="Standard" style:list-style-name="LFO6" style:family="paragraph"/>
    <style:style style:name="P16" style:parent-style-name="Standard" style:list-style-name="LFO7" style:family="paragraph"/>
    <style:style style:name="P17" style:parent-style-name="Standard" style:list-style-name="LFO7" style:family="paragraph"/>
    <style:style style:name="P18" style:parent-style-name="Standard" style:list-style-name="LFO7" style:family="paragraph"/>
    <style:style style:name="P19" style:parent-style-name="Standard" style:list-style-name="LFO7" style:family="paragraph"/>
    <style:style style:name="P20" style:parent-style-name="Standard" style:list-style-name="LFO7" style:family="paragraph"/>
    <style:style style:name="P21" style:parent-style-name="Standard" style:list-style-name="LFO8" style:family="paragraph"/>
    <style:style style:name="P22" style:parent-style-name="Standard" style:list-style-name="LFO8" style:family="paragraph"/>
    <style:style style:name="P23" style:parent-style-name="Standard" style:list-style-name="LFO8" style:family="paragraph"/>
    <style:style style:name="P24" style:parent-style-name="Standard" style:list-style-name="LFO8" style:family="paragraph"/>
    <style:style style:name="P25" style:parent-style-name="Standard" style:list-style-name="LFO9" style:family="paragraph"/>
    <style:style style:name="P26" style:parent-style-name="Standard" style:list-style-name="LFO9" style:family="paragraph"/>
    <style:style style:name="P27" style:parent-style-name="Standard" style:list-style-name="LFO9" style:family="paragraph"/>
    <style:style style:name="P28" style:parent-style-name="Standard" style:list-style-name="LFO9" style:family="paragraph"/>
    <style:style style:name="P29" style:parent-style-name="Standard" style:list-style-name="LFO9" style:family="paragraph"/>
    <style:style style:name="P30" style:parent-style-name="Standard" style:list-style-name="LFO9" style:family="paragraph"/>
    <style:style style:name="P31" style:parent-style-name="Standard" style:list-style-name="LFO9" style:family="paragraph"/>
    <style:style style:name="P32" style:parent-style-name="Standard" style:list-style-name="LFO9" style:family="paragraph"/>
    <style:style style:name="P33" style:parent-style-name="Standard" style:list-style-name="LFO9" style:family="paragraph"/>
    <style:style style:name="P34" style:parent-style-name="Standard" style:list-style-name="LFO9" style:family="paragraph"/>
    <style:style style:name="P35" style:parent-style-name="Standard" style:list-style-name="LFO9" style:family="paragraph"/>
  </office:automatic-styles>
  <office:body>
    <office:text text:use-soft-page-breaks="true">
      <text:p text:style-name="P1">Brainstorming</text:p>
      <text:p text:style-name="P2"/>
      <text:p text:style-name="Standard">Thread local storage overview:</text:p>
      <text:list text:style-name="LFO1" text:continue-numbering="true">
        <text:list-item>
          <text:p text:style-name="P3">Give threads their own memory so that program bugs with synchronization don’t cause problems</text:p>
        </text:list-item>
        <text:list-item>
          <text:p text:style-name="P4">Example: if there are two threads that each<text:s/>do error handling, if they both set errno to their own value, one will overwrite the other.</text:p>
        </text:list-item>
        <text:list-item>
          <text:p text:style-name="P5">In general, when threads share a global vai</text:p>
        </text:list-item>
      </text:list>
      <text:p text:style-name="Standard"/>
      <text:p text:style-name="PreformattedText">int tls_create(unsigned int size)</text:p>
      <text:p text:style-name="PreformattedText"/>
      <text:list text:style-name="LFO2" text:continue-numbering="true">
        <text:list-item>
          <text:p text:style-name="P6">Create a local storage area for the currently executing thread that holds at least size bytes</text:p>
        </text:list-item>
      </text:list>
      <text:list text:style-name="LFO3" text:continue-numbering="true">
        <text:list-item>
          <text:p text:style-name="P7">return 0 on success, -1 on failure</text:p>
        </text:list-item>
      </text:list>
      <text:p text:style-name="Standard"/>
      <text:p text:style-name="PreformattedText">int tls_write(unsigned int offset, unsigned int length, char *buffer)</text:p>
      <text:p text:style-name="PreformattedText"/>
      <text:list text:style-name="LFO4" text:continue-numbering="true">
        <text:list-item>
          <text:p text:style-name="P8">Read length bytes from buffer and write them to the location specified by the offset</text:p>
        </text:list-item>
        <text:list-item>
          <text:p text:style-name="P9">ERROR when trying to write more data than the LSA can<text:s/>hold</text:p>
        </text:list-item>
        <text:list-item>
          <text:p text:style-name="P10">ERROR when current thread has no LSA</text:p>
        </text:list-item>
        <text:list-item>
          <text:p text:style-name="P11"/>
        </text:list-item>
      </text:list>
      <text:p text:style-name="Standard"/>
      <text:p text:style-name="Standard"/>
      <text:p text:style-name="Standard"/>
      <text:p text:style-name="PreformattedText">int tls_read(unsigned int offset, unsigned int length, char *buffer)</text:p>
      <text:p text:style-name="PreformattedText"/>
      <text:list text:style-name="LFO5" text:continue-numbering="true">
        <text:list-item>
          <text:p text:style-name="P12">Reads length bytes from storage area starting at offset and writes them to buffer</text:p>
        </text:list-item>
        <text:list-item>
          <text:p text:style-name="P13">ERROR if trying to read past LSA</text:p>
        </text:list-item>
        <text:list-item>
          <text:p text:style-name="P14">ERROR if thread has no<text:s/>LSA</text:p>
        </text:list-item>
      </text:list>
      <text:p text:style-name="Standard"/>
      <text:p text:style-name="PreformattedText">int tls_destroy()</text:p>
      <text:list text:style-name="LFO6" text:continue-numbering="true">
        <text:list-item>
          <text:p text:style-name="P15">Free previously allocated storage area</text:p>
        </text:list-item>
      </text:list>
      <text:p text:style-name="Standard"/>
      <text:p text:style-name="Standard"/>
      <text:p text:style-name="PreformattedText">int tls_clone(pthread_t tid)</text:p>
      <text:list text:style-name="LFO7" text:continue-numbering="true">
        <text:list-item>
          <text:p text:style-name="P16">initially, the storage area for the calling thread just points to the same storage area as tid.</text:p>
        </text:list-item>
        <text:list-item>
          <text:p text:style-name="P17">When new struff is written, it gets its own memory</text:p>
        </text:list-item>
        <text:list-item>
          <text:p text:style-name="P18">The shared locations that have not been modified since the clone are still shared (copy-on-write)</text:p>
        </text:list-item>
        <text:list-item>
          <text:p text:style-name="P19">ERROR when target thread does not have LSA</text:p>
        </text:list-item>
        <text:list-item>
          <text:p text:style-name="P20">ERROR when calling thread already has LSA</text:p>
        </text:list-item>
      </text:list>
      <text:p text:style-name="Standard"/>
      <text:p text:style-name="Standard"/>
      <text:p text:style-name="Standard">More notes from Project page</text:p>
      <text:list text:style-name="LFO8" text:continue-numbering="true">
        <text:list-item>
          <text:p text:style-name="P21">If a thread attempts to read from or write to a LSA (including itself), it is terminated with pthread_exit()</text:p>
        </text:list-item>
        <text:list-item>
          <text:p text:style-name="P22">If thread A is in the middle of executing a read or write, you can temporarily unprotect its local storage area. So a thread B that interrupts it is allowed to read from the now-unprotected storage.</text:p>
        </text:list-item>
        <text:list-item>
          <text:p text:style-name="P23">Use<text:s/>library routine getpagesize() to get the number of bytes in a page.</text:p>
        </text:list-item>
        <text:list-item>
          <text:p text:style-name="P24">Writing to shared memory means make new copy of entire PAGE, not bytes that were changed</text:p>
        </text:list-item>
      </text:list>
      <text:p text:style-name="Standard"/>
      <text:p text:style-name="Standard">Implementation notes:</text:p>
      <text:list text:style-name="LFO9" text:continue-numbering="true">
        <text:list-item>
          <text:p text:style-name="P25">Going to need to call pthread_self() to get the id of the calling thread.<text:s/>Make sure that when creating local storage, there doesn’t already exist one for that thread</text:p>
        </text:list-item>
        <text:list-item>
          <text:p text:style-name="P26">Use mmap to create a local storage that cannot be directly accessed by a thread</text:p>
          <text:list text:continue-numbering="true">
            <text:list-item>
              <text:p text:style-name="P27">Paged-aligned</text:p>
            </text:list-item>
            <text:list-item>
              <text:p text:style-name="P28">allocates memory in multiples of page size</text:p>
            </text:list-item>
            <text:list-item>
              <text:p text:style-name="P29">Create pages with no read/write permissions</text:p>
            </text:list-item>
          </text:list>
        </text:list-item>
        <text:list-item>
          <text:p text:style-name="P30">Use mprotect to unprotect memory regions, and later reinstate protections</text:p>
          <text:list text:continue-numbering="true">
            <text:list-item>
              <text:p text:style-name="P31">use in tls_read, tls_write</text:p>
            </text:list-item>
            <text:list-item>
              <text:p text:style-name="P32">page-level</text:p>
            </text:list-item>
          </text:list>
        </text:list-item>
        <text:list-item>
          <text:p text:style-name="P33">Create signal handler for SIGSEGV</text:p>
          <text:list text:continue-numbering="true">
            <text:list-item>
              <text:p text:style-name="P34">distinguish between segfault for our TLS or segfault for other protected memory (exit())</text:p>
            </text:list-item>
            <text:list-item>
              <text:p text:style-name="P35">Look at sigaction and struct siginfo_t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c Wicklund</dc:creator>
    <meta:creation-date>2019-05-22T09:13:00Z</meta:creation-date>
    <dc:date>2019-05-22T17:28:00Z</dc:date>
    <meta:template xlink:href="Normal.dotm" xlink:type="simple"/>
    <meta:editing-cycles>2</meta:editing-cycles>
    <meta:editing-duration>PT600S</meta:editing-duration>
    <meta:document-statistic meta:page-count="2" meta:paragraph-count="5" meta:word-count="376" meta:character-count="2516" meta:row-count="17" meta:non-whitespace-character-count="2145"/>
  </office:meta>
</office:document-meta>
</file>